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70c7" officeooo:paragraph-rsid="001670c7"/>
    </style:style>
    <style:style style:name="P2" style:family="paragraph" style:parent-style-name="Standard">
      <style:text-properties officeooo:rsid="0016d440" officeooo:paragraph-rsid="0016d440"/>
    </style:style>
    <style:style style:name="P3" style:family="paragraph" style:parent-style-name="Standard">
      <style:text-properties officeooo:rsid="0018f4ea" officeooo:paragraph-rsid="001c4ec7"/>
    </style:style>
    <style:style style:name="P4" style:family="paragraph" style:parent-style-name="Standard">
      <style:text-properties officeooo:rsid="001c4ec7" officeooo:paragraph-rsid="001c4ec7"/>
    </style:style>
    <style:style style:name="P5" style:family="paragraph" style:parent-style-name="Standard">
      <style:text-properties officeooo:rsid="001e2d13" officeooo:paragraph-rsid="001e2d13"/>
    </style:style>
    <style:style style:name="P6" style:family="paragraph" style:parent-style-name="Standard">
      <style:text-properties officeooo:rsid="001edd33" officeooo:paragraph-rsid="001edd33"/>
    </style:style>
    <style:style style:name="P7" style:family="paragraph" style:parent-style-name="Standard">
      <style:text-properties officeooo:rsid="001efb16" officeooo:paragraph-rsid="001efb16"/>
    </style:style>
    <style:style style:name="P8" style:family="paragraph" style:parent-style-name="Standard">
      <style:text-properties officeooo:rsid="0020cd69" officeooo:paragraph-rsid="0020cd69"/>
    </style:style>
    <style:style style:name="P9" style:family="paragraph" style:parent-style-name="Standard">
      <style:text-properties officeooo:rsid="002152c2" officeooo:paragraph-rsid="002152c2"/>
    </style:style>
    <style:style style:name="P10" style:family="paragraph" style:parent-style-name="Standard">
      <style:paragraph-properties fo:text-align="center" style:justify-single-word="false"/>
      <style:text-properties officeooo:rsid="002152c2" officeooo:paragraph-rsid="002152c2"/>
    </style:style>
    <style:style style:name="T1" style:family="text">
      <style:text-properties fo:font-variant="normal" fo:text-transform="none" fo:color="#565a5c" style:text-line-through-style="none" style:text-line-through-type="none" style:font-name="Arial" fo:font-size="13pt" fo:font-style="normal" style:text-underline-style="none" fo:font-weight="normal" style:text-blinking="false" fo:background-color="transparent" loext:char-shading-value="0"/>
    </style:style>
    <style:style style:name="T2" style:family="text">
      <style:text-properties officeooo:rsid="00185f57"/>
    </style:style>
    <style:style style:name="T3" style:family="text">
      <style:text-properties officeooo:rsid="001c4ec7"/>
    </style:style>
    <style:style style:name="T4" style:family="text">
      <style:text-properties officeooo:rsid="001e2d13"/>
    </style:style>
    <style:style style:name="T5" style:family="text">
      <style:text-properties officeooo:rsid="0020cd69"/>
    </style:style>
    <style:style style:name="T6" style:family="text">
      <style:text-properties officeooo:rsid="002152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laudiu Moise</text:p>
      <text:p text:style-name="P9">2/09/2019</text:p>
      <text:p text:style-name="Standard"/>
      <text:p text:style-name="P10">Assignment 1</text:p>
      <text:p text:style-name="Standard"/>
      <text:p text:style-name="P1">1) Free software is free to learn, free to modify, free to distribute</text:p>
      <text:p text:style-name="P1"/>
      <text:p text:style-name="P1">2) The reasons why Linux is popular is because it adheres to POSIX standards which makes it easy for UNIX users to learn Linux and makes it easier to port apps between OS’s and the various distributions of Linux.</text:p>
      <text:p text:style-name="P1"/>
      <text:p text:style-name="P2">3) <text:span text:style-name="T2">Multi-user systems are operating systems which share out a machines resources to multiple users of a machine to ensure that each person gets a fair amount of computing power. They also ensure the separation of data between users. They are popular because in theory it allows organizations to cut costs by giving out only the computational resources people need and not buy a “fat client” for everyone.</text:span></text:p>
      <text:p text:style-name="P2"/>
      <text:p text:style-name="P3">4)</text:p>
      <text:p text:style-name="P4">FSF is <text:span text:style-name="T4">the organization that supports GNU.</text:span></text:p>
      <text:p text:style-name="P4">GNU was a software project to make a host of UNIX compatible softwares.</text:p>
      <text:p text:style-name="P4">Linux is an open source operating system similar to UNIX.</text:p>
      <text:p text:style-name="P4">Linux provided the kernel of the OS.</text:p>
      <text:p text:style-name="P3"><text:span text:style-name="T3">GNU provided the GNU license and the code for the other utility programs.</text:span></text:p>
      <text:p text:style-name="P5">The open source community.</text:p>
      <text:p text:style-name="P5"/>
      <text:p text:style-name="P5">5)</text:p>
      <text:p text:style-name="P5">Linux is written in C, which is a very efficient language for systems programming. It was also a language which was machine independent and didn’t rely on a specific microprocessor. This made the operating system able to run on a wide variety of machines and because it had no licensing costs it reduced costs for manufacturers.</text:p>
      <text:p text:style-name="P5"/>
      <text:p text:style-name="P5">6) </text:p>
      <text:p text:style-name="P5"/>
      <text:p text:style-name="P6">Utility programs provide functions that are universally required by the users.</text:p>
      <text:p text:style-name="P6"/>
      <text:p text:style-name="P7">7) A shell is a Command Line Interface and its the way that the user can make use of the computers resources. The kernel receives calls from the shell.</text:p>
      <text:p text:style-name="P7"/>
      <text:p text:style-name="P7">8) You would save a series of commands into a shell script which could execute all of those commands sequentially</text:p>
      <text:p text:style-name="P7"/>
      <text:p text:style-name="P7">9) Because it is nested like a family tree, with certain directories being subject to the rules of their parent directories.</text:p>
      <text:p text:style-name="P7"/>
      <text:p text:style-name="P7">10) A multi-<text:span text:style-name="T5">user system can have more than 1 user this is based on the OS the system runs on. A multi-tasking system can schedule more than 1 task to be done at once, typically because it has more than one CPU. One is a software issue the other a hardware.</text:span></text:p>
      <text:p text:style-name="P7"/>
      <text:p text:style-name="P8">11) Anytime you had the resources/hardware to use one. If you had many calculations to perform.</text:p>
      <text:p text:style-name="P8"><text:soft-page-break/></text:p>
      <text:p text:style-name="P8">12) The exact number is not stated anywhere. The project is unique because anyone could theoretically contribute to the project.</text:p>
      <text:p text:style-name="P8"/>
      <text:p text:style-name="P8">13) That any project that modifies a GNU licensed project also automatically has the GNU licen<text:span text:style-name="T6">s</text:spa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6:53:19.099000000</meta:creation-date>
    <dc:date>2019-02-09T14:56:13.443000000</dc:date>
    <meta:editing-duration>PT21M31S</meta:editing-duration>
    <meta:editing-cycles>3</meta:editing-cycles>
    <meta:generator>LibreOffice/6.2.0.3$Windows_X86_64 LibreOffice_project/98c6a8a1c6c7b144ce3cc729e34964b47ce25d62</meta:generator>
    <meta:document-statistic meta:table-count="0" meta:image-count="0" meta:object-count="0" meta:page-count="2" meta:paragraph-count="24" meta:word-count="422" meta:character-count="2401" meta:non-whitespace-character-count="2002"/>
  </office:meta>
</office:document-meta>
</file>